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5000001BF81841E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79cm" svg:height="11.827cm" svg:x="3.955cm" svg:y="8.056cm">
          <draw:image xlink:href="Pictures/1000000100000205000001BF81841E7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"/>
    <meta:generator>LibreOffice/25.2.7.2$Windows_X86_64 LibreOffice_project/5cbfd1ab6520636bb5f7b99185aa69bd7456825d</meta:generator>
  </office:meta>
</office:document-meta>
</file>